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cm" fo:padding-top="0.139cm" fo:padding-bottom="0.139cm" fo:padding-left="0.264cm" fo:padding-right="0.264cm"/>
    </style:style>
    <style:style style:name="gr9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99" style:family="graphic" style:parent-style-name="standard">
      <style:graphic-properties draw:stroke="none" draw:fill="none" fo:min-height="1.575cm"/>
    </style:style>
    <style:style style:name="gr10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58cm" fo:min-width="2.272cm" fo:padding-top="0.139cm" fo:padding-bottom="0.139cm" fo:padding-left="0.264cm" fo:padding-right="0.264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.183cm" fo:padding-top="0.139cm" fo:padding-bottom="0.139cm" fo:padding-left="0.264cm" fo:padding-right="0.264cm"/>
    </style:style>
    <style:style style:name="gr10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572cm" fo:padding-top="0.139cm" fo:padding-bottom="0.139cm" fo:padding-left="0.264cm" fo:padding-right="0.264cm"/>
    </style:style>
    <style:style style:name="gr103" style:family="graphic" style:parent-style-name="objectwithoutfill">
      <style:graphic-properties svg:stroke-width="0.081cm" svg:stroke-color="#00008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04" style:family="graphic" style:parent-style-name="standard">
      <style:graphic-properties draw:fill-color="#ffffff" draw:textarea-horizontal-align="justify" draw:textarea-vertical-align="middle" draw:auto-grow-height="false" fo:min-height="0.882cm" fo:min-width="1.45cm"/>
    </style:style>
    <style:style style:name="gr10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1cm" fo:padding-top="0.139cm" fo:padding-bottom="0.139cm" fo:padding-left="0.264cm" fo:padding-right="0.264cm"/>
    </style:style>
    <style:style style:name="gr106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7" style:family="graphic" style:parent-style-name="objectwithoutfill">
      <style:graphic-properties svg:stroke-width="0.081cm" svg:stroke-color="#000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9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11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1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1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1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16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17" style:family="graphic" style:parent-style-name="standard">
      <style:graphic-properties draw:stroke="none" draw:fill="none" fo:min-height="0.788cm"/>
    </style:style>
    <style:style style:name="gr11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="none"/>
      <style:paragraph-properties fo:text-align="center"/>
      <style:text-properties fo:background-color="#ffffff"/>
    </style:style>
    <style:style style:name="P36" style:family="paragraph">
      <loext:graphic-properties draw:fill-color="#ffffff"/>
      <style:paragraph-properties fo:text-align="center"/>
      <style:text-properties fo:font-size="14pt"/>
    </style:style>
    <style:style style:name="P37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4pt" fo:font-style="normal" style:font-size-asian="14pt" style:font-style-asian="normal" style:font-size-complex="14pt" style:font-style-complex="normal"/>
    </style:style>
    <style:style style:name="T25" style:family="text">
      <style:text-properties fo:font-size="12pt" fo:background-color="#ffffff" style:font-size-asian="12pt" style:font-size-complex="12pt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connector draw:style-name="gr75" draw:text-style-name="P35" draw:layer="layout" draw:type="line" svg:x1="24.272cm" svg:y1="13.882cm" svg:x2="11.417cm" svg:y2="7.966cm" draw:start-shape="id87" draw:start-glue-point="3" draw:end-shape="id88" draw:end-glue-point="9" svg:d="M24272 13882l-12855-5916" svg:viewBox="0 0 12856 5917">
          <text:p text:style-name="P3"><text:span text:style-name="T15">-2.4</text:span></text:p>
        </draw:connector>
        <draw:connector draw:style-name="gr94" draw:text-style-name="P35" draw:layer="layout" draw:type="line" svg:x1="21.059cm" svg:y1="18.995cm" svg:x2="19.471cm" svg:y2="7.153cm" draw:start-shape="id89" draw:start-glue-point="0" draw:end-shape="id90" draw:end-glue-point="2" svg:d="M21059 18995l-1588-11842" svg:viewBox="0 0 1589 11843">
          <text:p text:style-name="P3"><text:span text:style-name="T15">4.6</text:span></text:p>
        </draw:connector>
        <draw:custom-shape draw:style-name="gr95" draw:text-style-name="P36" xml:id="id91" draw:id="id91" draw:layer="layout" svg:width="2.528cm" svg:height="1.164cm" svg:x="2.797cm" svg:y="16.194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5.325cm" svg:y1="16.776cm" svg:x2="9.083cm" svg:y2="7.966cm" draw:start-shape="id91" draw:start-glue-point="1" draw:end-shape="id88" draw:end-glue-point="7" svg:d="M5325 16776l3758-8810" svg:viewBox="0 0 3759 8811">
          <text:p text:style-name="P3"><text:span text:style-name="T15">-3.8</text:span></text:p>
        </draw:connector>
        <draw:custom-shape draw:style-name="gr95" draw:text-style-name="P36" xml:id="id92" draw:id="id92" draw:layer="layout" svg:width="2.528cm" svg:height="1.164cm" svg:x="4cm" svg:y="6.336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6.528cm" svg:y1="6.918cm" svg:x2="8.6cm" svg:y2="7.4cm" draw:start-shape="id92" draw:start-glue-point="1" draw:end-shape="id88" draw:end-glue-point="6" svg:d="M6528 6918l2072 482" svg:viewBox="0 0 2073 483">
          <text:p text:style-name="P3"><text:span text:style-name="T15">5.4</text:span></text:p>
        </draw:connector>
        <draw:custom-shape draw:style-name="gr96" draw:text-style-name="P37" xml:id="id88" draw:id="id88" draw:layer="layout" svg:width="3.3cm" svg:height="1.6cm" svg:x="8.6cm" svg:y="6.6cm">
          <text:p text:style-name="P3"><text:span text:style-name="T24">Honey bee</text:span></text:p>
          <text:p text:style-name="P3"><text:span text:style-name="T24">Visit r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7" xml:id="id105" draw:id="id105" draw:layer="layout" svg:width="3.3cm" svg:height="1.6cm" svg:x="1.5cm" svg:y="3.6cm">
          <text:p text:style-name="P3"><text:span text:style-name="T24">Pollination</text:span></text:p>
          <text:p text:style-name="P3"><text:span text:style-name="T24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6" xml:id="id95" draw:id="id95" draw:layer="layout" svg:width="2.528cm" svg:height="1.2cm" svg:x="11.413cm" svg:y="14.011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8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-5.832cm" svg:y="16.3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-5cm" svg:y="11.2cm">
          <draw:text-box>
            <text:p><text:span text:style-name="T17">Plant Level</text:span></text:p>
          </draw:text-box>
        </draw:frame>
        <draw:frame draw:style-name="gr99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100" draw:text-style-name="P36" xml:id="id93" draw:id="id93" draw:layer="layout" svg:width="2.8cm" svg:height="1.736cm" svg:x="1.1cm" svg:y="18.664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87" draw:id="id87" draw:layer="layout" svg:width="2.528cm" svg:height="1.164cm" svg:x="24.272cm" svg:y="13.3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94" draw:id="id94" draw:layer="layout" svg:width="2.528cm" svg:height="1.164cm" svg:x="10.672cm" svg:y="19.2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89" draw:id="id89" draw:layer="layout" svg:width="2.528cm" svg:height="1.164cm" svg:x="19.795cm" svg:y="18.995cm">
          <text:p text:style-name="P3"><text:span text:style-name="T23">Year</text:span></text:p>
          <text:p text:style-name="P3"><text:span text:style-name="T23">2015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4.061cm" svg:y1="17.358cm" svg:x2="2.5cm" svg:y2="18.664cm" draw:start-shape="id91" draw:start-glue-point="2" draw:end-shape="id93" draw:end-glue-point="0" svg:d="M4061 17358l-1561 1306" svg:viewBox="0 0 1562 1307">
          <text:p text:style-name="P3"><text:span text:style-name="T15">7.0</text:span></text:p>
        </draw:connector>
        <draw:connector draw:style-name="gr75" draw:text-style-name="P35" draw:layer="layout" draw:type="line" svg:x1="11.936cm" svg:y1="19.2cm" svg:x2="12.677cm" svg:y2="15.211cm" draw:start-shape="id94" draw:start-glue-point="0" draw:end-shape="id95" draw:end-glue-point="2" svg:d="M11936 19200l741-3989" svg:viewBox="0 0 742 3990">
          <text:p text:style-name="P3"><text:span text:style-name="T15">-2.3</text:span></text:p>
        </draw:connector>
        <draw:custom-shape draw:style-name="gr101" draw:text-style-name="P36" xml:id="id100" draw:id="id100" draw:layer="layout" svg:width="2.711cm" svg:height="1.2cm" svg:x="23.389cm" svg:y="4.6cm">
          <text:p text:style-name="P3"><text:span text:style-name="T23">Weight</text:span></text:p>
          <text:p text:style-name="P3"><text:span text:style-name="T23">Per seed</text:span></text:p>
          <draw:enhanced-geometry svg:viewBox="0 0 21600 21600" draw:type="rectangle" draw:enhanced-path="M 0 0 L 21600 0 21600 21600 0 21600 0 0 Z N"/>
        </draw:custom-shape>
        <draw:custom-shape draw:style-name="gr97" draw:text-style-name="P36" xml:id="id90" draw:id="id90" draw:layer="layout" svg:width="2.528cm" svg:height="1.2cm" svg:x="18.207cm" svg:y="5.953cm">
          <text:p text:style-name="P3"><text:span text:style-name="T23">Seeds per</text:span></text:p>
          <text:p text:style-name="P3"><text:span text:style-name="T23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6" xml:id="id98" draw:id="id98" draw:layer="layout" svg:width="2.528cm" svg:height="1.2cm" svg:x="13.1cm" svg:y="3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ustom-shape draw:style-name="gr102" draw:text-style-name="P36" xml:id="id97" draw:id="id97" draw:layer="layout" svg:width="2.1cm" svg:height="1.2cm" svg:x="10.5cm" svg:y="10cm">
          <text:p text:style-name="P3"><text:span text:style-name="T23">Flowers</text:span></text:p>
          <text:p text:style-name="P3"><text:span text:style-name="T23">per 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35" draw:layer="layout" draw:type="line" svg:x1="15.37cm" svg:y1="12.659cm" svg:x2="12.6cm" svg:y2="10.6cm" draw:start-shape="id96" draw:start-glue-point="3" draw:end-shape="id97" draw:end-glue-point="1" svg:d="M15370 12659l-2770-2059" svg:viewBox="0 0 2771 2060">
          <text:p text:style-name="P3"><text:span text:style-name="T15">77.1</text:span></text:p>
        </draw:connector>
        <draw:connector draw:style-name="gr103" draw:text-style-name="P12" draw:layer="layout" draw:type="line" svg:x1="15.628cm" svg:y1="3.6cm" svg:x2="20.454cm" svg:y2="4.24cm" draw:start-shape="id98" draw:start-glue-point="1" draw:end-shape="id99" draw:end-glue-point="2" svg:d="M15628 3600l4826 640" svg:viewBox="0 0 4827 641">
          <text:p/>
        </draw:connector>
        <draw:connector draw:style-name="gr103" draw:text-style-name="P12" draw:layer="layout" draw:type="line" svg:x1="19.471cm" svg:y1="5.953cm" svg:x2="20.454cm" svg:y2="4.24cm" draw:start-shape="id90" draw:start-glue-point="0" draw:end-shape="id99" draw:end-glue-point="2" svg:d="M19471 5953l983-1713" svg:viewBox="0 0 984 1714">
          <text:p/>
        </draw:connector>
        <draw:connector draw:style-name="gr103" draw:text-style-name="P12" draw:layer="layout" draw:type="line" svg:x1="23.389cm" svg:y1="5.2cm" svg:x2="20.454cm" svg:y2="4.24cm" draw:start-shape="id100" draw:start-glue-point="3" draw:end-shape="id99" draw:end-glue-point="2" svg:d="M23389 5200l-2935-960" svg:viewBox="0 0 2936 961">
          <text:p/>
        </draw:connector>
        <draw:custom-shape draw:style-name="gr104" draw:text-style-name="P36" xml:id="id101" draw:id="id101" draw:layer="layout" svg:width="3.1cm" svg:height="1.8cm" svg:x="19.9cm" svg:y="1.2cm">
          <text:p text:style-name="P3"><text:span text:style-name="T23">Predicted</text:span></text:p>
          <text:p text:style-name="P3"><text:span text:style-name="T23">Yie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5" draw:text-style-name="P36" xml:id="id102" draw:id="id102" draw:layer="layout" svg:width="1.628cm" svg:height="1.2cm" svg:x="25.2cm" svg:y="1.5cm">
          <text:p text:style-name="P3"><text:span text:style-name="T23">Yield</text:span></text:p>
          <draw:enhanced-geometry svg:viewBox="0 0 21600 21600" draw:type="rectangle" draw:enhanced-path="M 0 0 L 21600 0 21600 21600 0 21600 0 0 Z N"/>
        </draw:custom-shape>
        <draw:connector draw:style-name="gr106" draw:text-style-name="P35" draw:layer="layout" draw:type="line" svg:x1="23cm" svg:y1="2.1cm" svg:x2="25.2cm" svg:y2="2.1cm" draw:start-shape="id101" draw:start-glue-point="7" draw:end-shape="id102" draw:end-glue-point="3" svg:d="M23000 2100h2200" svg:viewBox="0 0 2201 1">
          <text:p text:style-name="P3"><text:span text:style-name="T15">40.3</text:span></text:p>
        </draw:connector>
        <draw:connector draw:style-name="gr107" draw:text-style-name="P12" xml:id="id99" draw:id="id99" draw:layer="layout" draw:type="line" svg:x1="20.454cm" svg:y1="4.24cm" svg:x2="21.45cm" svg:y2="3cm" draw:end-shape="id101" draw:end-glue-point="6" svg:d="M20454 4240l996-1240" svg:viewBox="0 0 997 1241">
          <text:p/>
        </draw:connector>
        <draw:connector draw:style-name="gr108" draw:text-style-name="P35" draw:layer="layout" draw:type="line" svg:x1="20.735cm" svg:y1="6.553cm" svg:x2="24.744cm" svg:y2="5.8cm" draw:start-shape="id90" draw:start-glue-point="1" draw:end-shape="id100" draw:end-glue-point="2" svg:d="M20735 6553l4009-753" svg:viewBox="0 0 4010 754">
          <text:p text:style-name="P3"><text:span text:style-name="T15">6.0</text:span></text:p>
        </draw:connector>
        <draw:connector draw:style-name="gr75" draw:text-style-name="P35" draw:layer="layout" draw:type="line" svg:x1="25.536cm" svg:y1="13.3cm" svg:x2="24.744cm" svg:y2="5.8cm" draw:start-shape="id87" draw:start-glue-point="0" draw:end-shape="id100" draw:end-glue-point="2" svg:d="M25536 13300l-792-7500" svg:viewBox="0 0 793 7501">
          <text:p text:style-name="P3"><text:span text:style-name="T15">-2.1</text:span></text:p>
        </draw:connector>
        <draw:connector draw:style-name="gr109" draw:text-style-name="P28" draw:layer="layout" draw:type="line" svg:x1="21.059cm" svg:y1="18.995cm" svg:x2="19.168cm" svg:y2="15.434cm" draw:start-shape="id89" draw:start-glue-point="0" draw:end-shape="id103" draw:end-glue-point="2" svg:d="M21059 18995l-1891-3561" svg:viewBox="0 0 1892 3562">
          <text:p text:style-name="P3"><text:span text:style-name="T25">0.5</text:span></text:p>
        </draw:connector>
        <draw:connector draw:style-name="gr109" draw:text-style-name="P28" draw:layer="layout" draw:type="line" svg:x1="24.272cm" svg:y1="13.882cm" svg:x2="19.168cm" svg:y2="15.434cm" draw:start-shape="id87" draw:start-glue-point="3" draw:end-shape="id103" draw:end-glue-point="2" svg:d="M24272 13882l-5104 1552" svg:viewBox="0 0 5105 1553">
          <text:p text:style-name="P3"><text:span text:style-name="T25">1.8</text:span></text:p>
        </draw:connector>
        <draw:connector draw:style-name="gr75" draw:text-style-name="P35" xml:id="id103" draw:id="id103" draw:layer="layout" draw:type="line" svg:x1="19.168cm" svg:y1="15.434cm" svg:x2="13.941cm" svg:y2="14.611cm" draw:end-shape="id95" draw:end-glue-point="1" svg:d="M19168 15434l-5227-823" svg:viewBox="0 0 5228 824">
          <text:p text:style-name="P3"><text:span text:style-name="T15">-2.2</text:span></text:p>
        </draw:connector>
        <draw:connector draw:style-name="gr109" draw:text-style-name="P28" draw:layer="layout" draw:type="line" svg:x1="5.325cm" svg:y1="16.776cm" svg:x2="11.413cm" svg:y2="14.611cm" draw:start-shape="id91" draw:start-glue-point="1" draw:end-shape="id95" draw:end-glue-point="3" svg:d="M5325 16776l6088-2165" svg:viewBox="0 0 6089 2166">
          <text:p text:style-name="P3"><text:span text:style-name="T25">1.7</text:span></text:p>
        </draw:connector>
        <draw:connector draw:style-name="gr75" draw:text-style-name="P35" draw:layer="layout" draw:type="line" svg:x1="21.059cm" svg:y1="18.995cm" svg:x2="16.634cm" svg:y2="13.241cm" draw:start-shape="id89" draw:start-glue-point="0" draw:end-shape="id96" draw:end-glue-point="2" svg:d="M21059 18995l-4425-5754" svg:viewBox="0 0 4426 5755">
          <text:p text:style-name="P3"><text:span text:style-name="T15">2.3</text:span></text:p>
        </draw:connector>
        <draw:connector draw:style-name="gr75" draw:text-style-name="P35" xml:id="id104" draw:id="id104" draw:layer="layout" draw:type="line" svg:x1="10.294cm" svg:y1="16.837cm" svg:x2="10.25cm" svg:y2="8.2cm" draw:end-shape="id88" draw:end-glue-point="8" svg:d="M10294 16837l-44-8637" svg:viewBox="0 0 45 8638">
          <text:p text:style-name="P3"><text:span text:style-name="T26">2.4</text:span></text:p>
        </draw:connector>
        <draw:connector draw:style-name="gr109" draw:text-style-name="P28" draw:layer="layout" draw:type="line" svg:x1="11.936cm" svg:y1="19.2cm" svg:x2="10.294cm" svg:y2="16.837cm" draw:start-shape="id94" draw:start-glue-point="0" draw:end-shape="id104" draw:end-glue-point="2" svg:d="M11936 19200l-1642-2363" svg:viewBox="0 0 1643 2364">
          <text:p text:style-name="P3"><text:span text:style-name="T25">-1.1</text:span></text:p>
        </draw:connector>
        <draw:connector draw:style-name="gr109" draw:text-style-name="P28" draw:layer="layout" draw:type="line" svg:x1="19.795cm" svg:y1="19.577cm" svg:x2="10.294cm" svg:y2="16.837cm" draw:start-shape="id89" draw:start-glue-point="3" draw:end-shape="id104" draw:end-glue-point="2" svg:d="M19795 19577l-9501-2740" svg:viewBox="0 0 9502 2741">
          <text:p text:style-name="P3"><text:span text:style-name="T25">-0.4</text:span></text:p>
        </draw:connector>
        <draw:connector draw:style-name="gr109" draw:text-style-name="P28" draw:layer="layout" draw:type="line" svg:x1="4.061cm" svg:y1="16.194cm" svg:x2="3.15cm" svg:y2="5.2cm" draw:start-shape="id91" draw:start-glue-point="0" draw:end-shape="id105" draw:end-glue-point="8" svg:d="M4061 16194l-911-10994" svg:viewBox="0 0 912 10995">
          <text:p text:style-name="P3"><text:span text:style-name="T25">-2.0</text:span></text:p>
        </draw:connector>
        <draw:connector draw:style-name="gr75" draw:text-style-name="P35" draw:layer="layout" draw:type="line" svg:x1="10.25cm" svg:y1="6.6cm" svg:x2="14.364cm" svg:y2="4.2cm" draw:start-shape="id88" draw:start-glue-point="4" draw:end-shape="id98" draw:end-glue-point="2" svg:d="M10250 6600l4114-2400" svg:viewBox="0 0 4115 2401">
          <text:p text:style-name="P3"><text:span text:style-name="T15">2.1</text:span></text:p>
        </draw:connector>
        <draw:connector draw:style-name="gr109" draw:text-style-name="P28" draw:layer="layout" draw:type="line" svg:x1="4.8cm" svg:y1="4.4cm" svg:x2="13.1cm" svg:y2="3.6cm" draw:start-shape="id105" draw:start-glue-point="10" draw:end-shape="id98" draw:end-glue-point="3" svg:d="M4800 4400l8300-800" svg:viewBox="0 0 8301 801">
          <text:p text:style-name="P3"><text:span text:style-name="T25">-1.8</text:span></text:p>
        </draw:connector>
        <draw:connector draw:style-name="gr1" draw:text-style-name="P12" xml:id="id106" draw:id="id106" draw:layer="layout" draw:type="line" svg:x1="12.677cm" svg:y1="14.011cm" svg:x2="12.677cm" svg:y2="14.011cm" draw:start-shape="id95" draw:start-glue-point="0" draw:end-shape="id95" draw:end-glue-point="0" svg:d="M12677 14011z" svg:viewBox="0 0 1 1">
          <text:p/>
        </draw:connector>
        <draw:custom-shape draw:style-name="gr110" draw:text-style-name="P39" xml:id="id96" draw:id="id96" draw:layer="layout" svg:width="2.528cm" svg:height="1.164cm" svg:x="15.37cm" svg:y="12.077cm">
          <text:p text:style-name="P38"><text:span text:style-name="T27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12.677cm" svg:y1="14.011cm" svg:x2="14.364cm" svg:y2="4.2cm" draw:start-shape="id106" draw:start-glue-point="0" draw:end-shape="id98" draw:end-glue-point="2" svg:d="M12677 14011l1687-9811" svg:viewBox="0 0 1688 9812">
          <text:p text:style-name="P3"><text:span text:style-name="T15">-2.4</text:span></text:p>
        </draw:connector>
        <draw:connector draw:style-name="gr75" draw:text-style-name="P35" draw:layer="layout" draw:type="line" svg:x1="16.634cm" svg:y1="12.077cm" svg:x2="14.364cm" svg:y2="4.2cm" draw:start-shape="id96" draw:start-glue-point="0" draw:end-shape="id98" draw:end-glue-point="2" svg:d="M16634 12077l-2270-7877" svg:viewBox="0 0 2271 7878">
          <text:p text:style-name="P3"><text:span text:style-name="T15">3.7</text:span></text:p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style-name="gr95" draw:text-style-name="P36" xml:id="id107" draw:id="id107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11" draw:text-style-name="P36" xml:id="id109" draw:id="id109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11" draw:text-style-name="P36" xml:id="id110" draw:id="id110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111" draw:id="id111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07" draw:start-glue-point="1" draw:end-shape="id108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09" draw:start-glue-point="1" draw:end-shape="id108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10" draw:start-glue-point="1" draw:end-shape="id108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11" draw:start-glue-point="1" draw:end-shape="id108" draw:end-glue-point="8" svg:d="M5349 11692l3502-5718" svg:viewBox="0 0 3503 5719">
          <text:p/>
        </draw:connector>
        <draw:custom-shape draw:style-name="gr95" draw:text-style-name="P36" xml:id="id112" draw:id="id112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12" draw:start-glue-point="1" draw:end-shape="id108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07" draw:start-glue-point="1" draw:end-shape="id113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09" draw:start-glue-point="1" draw:end-shape="id113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10" draw:start-glue-point="1" draw:end-shape="id113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11" draw:start-glue-point="1" draw:end-shape="id113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12" draw:start-glue-point="1" draw:end-shape="id113" draw:end-glue-point="4" svg:d="M5329 12992l3622 1682" svg:viewBox="0 0 3623 1683">
          <text:p/>
        </draw:connector>
        <draw:custom-shape draw:style-name="gr96" draw:text-style-name="P37" xml:id="id108" draw:id="id108" draw:layer="layout" svg:width="3.3cm" svg:height="1.6cm" svg:x="7.201cm" svg:y="4.374cm">
          <text:p text:style-name="P3"><text:span text:style-name="T24">Honey bee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7" xml:id="id113" draw:id="id113" draw:layer="layout" svg:width="3.3cm" svg:height="1.6cm" svg:x="7.301cm" svg:y="14.674cm">
          <text:p text:style-name="P3"><text:span text:style-name="T24">Leafcutter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15" draw:id="id115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114" draw:id="id114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13" draw:end-shape="id114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08" draw:start-glue-point="4" draw:end-shape="id115" draw:end-glue-point="2" svg:d="M8851 4374l-14-1236" svg:viewBox="0 0 15 1237">
          <text:p/>
        </draw:connector>
        <draw:custom-shape draw:style-name="gr96" draw:text-style-name="P37" xml:id="id116" draw:id="id116" draw:layer="layout" svg:width="3.3cm" svg:height="1.6cm" svg:x="11.401cm" svg:y="9.574cm">
          <text:p text:style-name="P3"><text:span text:style-name="T24">Pollination</text:span></text:p>
          <text:p text:style-name="P3"><text:span text:style-name="T24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08" draw:start-glue-point="9" draw:end-shape="id116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13" draw:start-glue-point="11" draw:end-shape="id116" draw:end-glue-point="7" svg:d="M10118 14908l1766-3968" svg:viewBox="0 0 1767 3969">
          <text:p/>
        </draw:connector>
        <draw:custom-shape draw:style-name="gr112" draw:text-style-name="P36" xml:id="id117" draw:id="id117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16" draw:start-glue-point="4" draw:end-shape="id117" draw:end-glue-point="2" svg:d="M13051 9574l-36-3000" svg:viewBox="0 0 37 3001">
          <text:p/>
        </draw:connector>
        <draw:custom-shape draw:style-name="gr96" draw:text-style-name="P37" xml:id="id118" draw:id="id118" draw:layer="layout" svg:width="3.3cm" svg:height="1.6cm" svg:x="16.001cm" svg:y="3.974cm">
          <text:p text:style-name="P3"><text:span text:style-name="T24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7" xml:id="id119" draw:id="id119" draw:layer="layout" svg:width="3.3cm" svg:height="1.6cm" svg:x="16.001cm" svg:y="7.974cm">
          <text:p text:style-name="P3"><text:span text:style-name="T24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7" xml:id="id120" draw:id="id120" draw:layer="layout" svg:width="3.3cm" svg:height="1.6cm" svg:x="16.001cm" svg:y="11.374cm">
          <text:p text:style-name="P3"><text:span text:style-name="T24">Flower </text:span></text:p>
          <text:p text:style-name="P3"><text:span text:style-name="T24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22" draw:id="id122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3" draw:text-style-name="P36" xml:id="id121" draw:id="id121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14" draw:text-style-name="P36" xml:id="id123" draw:id="id123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14" draw:text-style-name="P36" xml:id="id124" draw:id="id124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15" draw:text-style-name="P36" xml:id="id125" draw:id="id125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16" draw:start-glue-point="11" draw:end-shape="id118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16" draw:start-glue-point="10" draw:end-shape="id119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16" draw:start-glue-point="9" draw:end-shape="id120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21" draw:start-glue-point="1" draw:end-shape="id122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18" draw:start-glue-point="10" draw:end-shape="id123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19" draw:start-glue-point="10" draw:end-shape="id124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20" draw:start-glue-point="10" draw:end-shape="id125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23" draw:start-glue-point="2" draw:end-shape="id124" draw:end-glue-point="0" svg:d="M22751 5674v2200" svg:viewBox="0 0 1 2201">
          <text:p/>
        </draw:connector>
        <draw:custom-shape draw:style-name="gr98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22" draw:start-glue-point="1" draw:end-shape="id123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22" draw:start-glue-point="1" draw:end-shape="id124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22" draw:start-glue-point="0" draw:end-shape="id125" draw:end-glue-point="2" svg:d="M22765 17510v-2068h-14v-2068" svg:viewBox="0 0 15 4137">
          <text:p/>
        </draw:connector>
        <draw:custom-shape draw:style-name="gr116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17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07" draw:start-glue-point="1" draw:end-shape="id121" svg:d="M5349 7752l10952 10322" svg:viewBox="0 0 10953 10323">
          <text:p/>
        </draw:connector>
        <draw:custom-shape draw:style-name="gr118" draw:text-style-name="P36" xml:id="id126" draw:id="id126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22" draw:start-glue-point="0" draw:end-shape="id126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26" draw:start-glue-point="3" draw:end-shape="id108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26" draw:start-glue-point="3" draw:end-shape="id113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11-15T17:54:43.765000000</dc:date>
    <dc:creator>Samuel Robinson</dc:creator>
    <meta:editing-duration>P2DT1H15M42S</meta:editing-duration>
    <meta:editing-cycles>48</meta:editing-cycles>
    <meta:generator>LibreOffice/6.1.1.2$Windows_X86_64 LibreOffice_project/5d19a1bfa650b796764388cd8b33a5af1f5baa1b</meta:generator>
    <meta:document-statistic meta:object-count="434"/>
  </office:meta>
</office:document-meta>
</file>